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2.51pt" fo:break-before="auto" style:use-optimal-row-height="true"/>
    </style:style>
    <style:style style:name="ro10" style:family="table-row">
      <style:table-row-properties style:row-height="45.01pt" fo:break-before="auto" style:use-optimal-row-height="true"/>
    </style:style>
    <style:style style:name="ro11" style:family="table-row">
      <style:table-row-properties style:row-height="67.49pt" fo:break-before="auto" style:use-optimal-row-height="true"/>
    </style:style>
    <style:style style:name="ro12" style:family="table-row">
      <style:table-row-properties style:row-height="33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2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2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4"/>
          <table:table-cell table:style-name="ce5" table:number-columns-repeated="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5" office:value-type="string" calcext:value-type="string">
            <text:p>Príkaz</text:p>
            <text:p>“l2 vfi &lt;názov_skupiny&gt;”</text:p>
            <text:p>podporuje iba možnosž</text:p>
            <text:p>“point-to-point”,</text:p>
            <text:p>nie </text:p>
            <text:p>“autodiscovery”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4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style-name="ce21" office:value-type="string" calcext:value-type="string">
            <text:p>Nefunguje možnosť “monitor”</text:p>
          </table:table-cell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2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9:15:50.275615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20:42:27.700797178</dc:date>
    <meta:editing-duration>PT21H17M36S</meta:editing-duration>
    <meta:editing-cycles>106</meta:editing-cycles>
    <meta:generator>LibreOffice/6.0.0.3$Linux_X86_64 LibreOffice_project/00m0$Build-3</meta:generator>
    <meta:document-statistic meta:table-count="1" meta:cell-count="247" meta:object-count="0"/>
  </office:meta>
</office:document-meta>
</file>